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TBlimpo" svg:font-family="QTBlimpo" style:font-pitch="variable"/>
    <style:font-face style:name="QTMagicMarker" svg:font-family="QTMagicMarker" style:font-pitch="variable"/>
  </office:font-face-decls>
  <office:automatic-styles>
    <style:style style:name="dp1" style:family="drawing-page">
      <style:drawing-page-properties draw:fill="solid" draw:fill-color="#5983b0"/>
    </style:style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TBlimpo" svg:font-family="QTBlimpo" style:font-pitch="variable"/>
    <style:font-face style:name="QTMagicMarker" svg:font-family="QTMagicMarker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55:38.801291274</meta:creation-date>
    <dc:date>2024-10-27T22:47:32.167474581</dc:date>
    <meta:editing-duration>PT3H54M1S</meta:editing-duration>
    <meta:editing-cycles>23</meta:editing-cycles>
    <meta:generator>LibreOffice/24.8.0.3$Linux_X86_64 LibreOffice_project/480$Build-3</meta:generator>
    <meta:print-date>2024-10-24T21:41:04.529822772</meta:print-date>
    <meta:printed-by>PDF-Dateien</meta:printed-by>
    <meta:document-statistic meta:object-count="0"/>
  </office:meta>
</office:document-meta>
</file>